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Light" svg:font-family="'Source Code Pro Light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0.76pt"/>
    </style:style>
    <style:style style:name="co2" style:family="table-column">
      <style:table-column-properties fo:break-before="auto" style:column-width="69.65pt"/>
    </style:style>
    <style:style style:name="co3" style:family="table-column">
      <style:table-column-properties fo:break-before="auto" style:column-width="51.11pt"/>
    </style:style>
    <style:style style:name="co4" style:family="table-column">
      <style:table-column-properties fo:break-before="auto" style:column-width="135.69pt"/>
    </style:style>
    <style:style style:name="co5" style:family="table-column">
      <style:table-column-properties fo:break-before="auto" style:column-width="460.7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3.76pt"/>
    </style:style>
    <style:style style:name="co8" style:family="table-column">
      <style:table-column-properties fo:break-before="auto" style:column-width="51.31pt"/>
    </style:style>
    <style:style style:name="co9" style:family="table-column">
      <style:table-column-properties fo:break-before="auto" style:column-width="116.36pt"/>
    </style:style>
    <style:style style:name="co10" style:family="table-column">
      <style:table-column-properties fo:break-before="auto" style:column-width="83.06pt"/>
    </style:style>
    <style:style style:name="co11" style:family="table-column">
      <style:table-column-properties fo:break-before="auto" style:column-width="104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Source Code Pro Ligh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rofil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lat profiling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% time</text:p>
          </table:table-cell>
          <table:table-cell table:style-name="ce2" office:value-type="string" calcext:value-type="string">
            <text:p>cumulative seconds</text:p>
          </table:table-cell>
          <table:table-cell table:style-name="ce2" office:value-type="string" calcext:value-type="string">
            <text:p>self seconds</text:p>
          </table:table-cell>
          <table:table-cell table:style-name="ce2" office:value-type="string" calcext:value-type="string">
            <text:p>calls</text:p>
          </table:table-cell>
          <table:table-cell table:style-name="ce2" office:value-type="string" calcext:value-type="string">
            <text:p>name</text:p>
          </table:table-cell>
          <table:table-cell table:style-name="ce9" table:number-columns-repeated="1019"/>
        </table:table-row>
        <table:table-row table:style-name="ro1">
          <table:table-cell table:style-name="ce3" office:value-type="float" office:value="28.87" calcext:value-type="float">
            <text:p>28.87</text:p>
          </table:table-cell>
          <table:table-cell table:number-columns-repeated="2" table:style-name="ce3" office:value-type="float" office:value="2.27" calcext:value-type="float">
            <text:p>2.27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10" office:value-type="string" calcext:value-type="string">
            <text:p>DynamicSearch::performOneTurn(double (&amp;) [6])</text:p>
          </table:table-cell>
          <table:table-cell table:number-columns-repeated="1019"/>
        </table:table-row>
        <table:table-row table:style-name="ro1">
          <table:table-cell table:style-name="ce3" office:value-type="float" office:value="15.77" calcext:value-type="float">
            <text:p>15.77</text:p>
          </table:table-cell>
          <table:table-cell table:style-name="ce3" office:value-type="float" office:value="3.51" calcext:value-type="float">
            <text:p>3.51</text:p>
          </table:table-cell>
          <table:table-cell table:style-name="ce3" office:value-type="float" office:value="1.24" calcext:value-type="float">
            <text:p>1.24</text:p>
          </table:table-cell>
          <table:table-cell table:style-name="ce3" office:value-type="float" office:value="1200000020" calcext:value-type="float">
            <text:p>1200000020</text:p>
          </table:table-cell>
          <table:table-cell table:style-name="ce10" office:value-type="string" calcext:value-type="string">
            <text:p>std::vector&lt;RingElement*, std::allocator&lt;RingElement*&gt; &gt;::size() const</text:p>
          </table:table-cell>
          <table:table-cell table:number-columns-repeated="1019"/>
        </table:table-row>
        <table:table-row table:style-name="ro1">
          <table:table-cell table:style-name="ce3" office:value-type="float" office:value="15.58" calcext:value-type="float">
            <text:p>15.58</text:p>
          </table:table-cell>
          <table:table-cell table:style-name="ce3" office:value-type="float" office:value="4.74" calcext:value-type="float">
            <text:p>4.74</text:p>
          </table:table-cell>
          <table:table-cell table:style-name="ce3" office:value-type="float" office:value="1.23" calcext:value-type="float">
            <text:p>1.23</text:p>
          </table:table-cell>
          <table:table-cell table:style-name="ce3" office:value-type="float" office:value="400000000" calcext:value-type="float">
            <text:p>400000000</text:p>
          </table:table-cell>
          <table:table-cell table:style-name="ce10" office:value-type="string" calcext:value-type="string">
            <text:p>Drift::pass(double (&amp;) [6])</text:p>
          </table:table-cell>
          <table:table-cell table:number-columns-repeated="1019"/>
        </table:table-row>
        <table:table-row table:style-name="ro1">
          <table:table-cell table:style-name="ce3" office:value-type="float" office:value="14.12" calcext:value-type="float">
            <text:p>14.12</text:p>
          </table:table-cell>
          <table:table-cell table:style-name="ce3" office:value-type="float" office:value="5.85" calcext:value-type="float">
            <text:p>5.85</text:p>
          </table:table-cell>
          <table:table-cell table:style-name="ce3" office:value-type="float" office:value="1.11" calcext:value-type="float">
            <text:p>1.11</text:p>
          </table:table-cell>
          <table:table-cell table:style-name="ce3" office:value-type="float" office:value="400000000" calcext:value-type="float">
            <text:p>400000000</text:p>
          </table:table-cell>
          <table:table-cell table:style-name="ce10" office:value-type="string" calcext:value-type="string">
            <text:p>Quadrupole::pass(double (&amp;) [6])</text:p>
          </table:table-cell>
          <table:table-cell table:number-columns-repeated="1019"/>
        </table:table-row>
        <table:table-row table:style-name="ro1">
          <table:table-cell table:style-name="ce3" office:value-type="float" office:value="11.64" calcext:value-type="float">
            <text:p>11.64</text:p>
          </table:table-cell>
          <table:table-cell table:style-name="ce3" office:value-type="float" office:value="6.77" calcext:value-type="float">
            <text:p>6.77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200000000" calcext:value-type="float">
            <text:p>200000000</text:p>
          </table:table-cell>
          <table:table-cell table:style-name="ce10" office:value-type="string" calcext:value-type="string">
            <text:p>Sextupole::pass(double (&amp;) [6])</text:p>
          </table:table-cell>
          <table:table-cell table:number-columns-repeated="1019"/>
        </table:table-row>
        <table:table-row table:style-name="ro1">
          <table:table-cell table:style-name="ce4" office:value-type="float" office:value="11.45" calcext:value-type="float">
            <text:p>11.45</text:p>
          </table:table-cell>
          <table:table-cell table:style-name="ce4" office:value-type="float" office:value="7.67" calcext:value-type="float">
            <text:p>7.67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000000000" calcext:value-type="float">
            <text:p>1000000000</text:p>
          </table:table-cell>
          <table:table-cell table:style-name="ce2" office:value-type="string" calcext:value-type="string">
            <text:p>std::vector&lt;RingElement*, std::allocator&lt;RingElement*&gt; &gt;::operator[](unsigned long)</text:p>
          </table:table-cell>
          <table:table-cell table:number-columns-repeated="1019"/>
        </table:table-row>
        <table:table-row table:style-name="ro3"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7.78" calcext:value-type="float">
            <text:p>7.78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RingElement::RingElement(std::__cxx11::basic_string&lt;char, std::char_traits&lt;char&gt;, std::allocator&lt;char&gt; &gt;, double, int)</text:p>
          </table:table-cell>
          <table:table-cell table:number-columns-repeated="1019"/>
        </table:table-row>
        <table:table-row table:style-name="ro1">
          <table:table-cell table:style-name="ce4" office:value-type="float" office:value="1.27" calcext:value-type="float">
            <text:p>1.27</text:p>
          </table:table-cell>
          <table:table-cell table:style-name="ce4" office:value-type="float" office:value="7.88" calcext:value-type="float">
            <text:p>7.8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std::vector&lt;RingElement*, std::allocator&lt;RingElement*&gt; &gt;::push_back(RingElement*&amp;&amp;)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5" table:number-rows-spanned="1">
            <text:p>Call graph</text:p>
          </table:table-cell>
          <table:covered-table-cell table:number-columns-repeated="3" table:style-name="ce6"/>
          <table:covered-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% time</text:p>
          </table:table-cell>
          <table:table-cell table:style-name="ce6" office:value-type="string" calcext:value-type="string">
            <text:p>self seconds</text:p>
          </table:table-cell>
          <table:table-cell table:style-name="ce6" office:value-type="string" calcext:value-type="string">
            <text:p>children</text:p>
          </table:table-cell>
          <table:table-cell table:style-name="ce6" office:value-type="string" calcext:value-type="string">
            <text:p>called</text:p>
          </table:table-cell>
          <table:table-cell table:style-name="ce2" office:value-type="string" calcext:value-type="string">
            <text:p>name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6" office:value-type="float" office:value="2.27" calcext:value-type="float">
            <text:p>2.27</text:p>
          </table:table-cell>
          <table:table-cell table:style-name="ce6" office:value-type="float" office:value="5.39" calcext:value-type="float">
            <text:p>5.39</text:p>
          </table:table-cell>
          <table:table-cell table:style-name="ce6" office:value-type="string" calcext:value-type="string">
            <text:p>100000/100000</text:p>
          </table:table-cell>
          <table:table-cell table:style-name="ce10" office:value-type="string" calcext:value-type="string">
            <text:p>DefaultDynamicSearch::dynamical_aperture_search()</text:p>
          </table:table-cell>
          <table:table-cell table:number-columns-repeated="1019"/>
        </table:table-row>
        <table:table-row table:style-name="ro1">
          <table:table-cell table:style-name="ce7" office:value-type="float" office:value="97.3" calcext:value-type="float">
            <text:p>97.3</text:p>
          </table:table-cell>
          <table:table-cell table:style-name="ce6" office:value-type="float" office:value="2.27" calcext:value-type="float">
            <text:p>2.27</text:p>
          </table:table-cell>
          <table:table-cell table:style-name="ce6" office:value-type="float" office:value="5.39" calcext:value-type="float">
            <text:p>5.39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6" office:value-type="string" calcext:value-type="string">
            <text:p>DynamicSearch::performOneTurn(double (&amp;) [6])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6" office:value-type="float" office:value="1.24" calcext:value-type="float">
            <text:p>1.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00000000/1200000020</text:p>
          </table:table-cell>
          <table:table-cell table:style-name="ce2" office:value-type="string" calcext:value-type="string">
            <text:p>std::vector&lt;RingElement*, std::allocator&lt;RingElement*&gt; &gt;::operator[](unsigned long)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6" office:value-type="float" office:value="1.24" calcext:value-type="float">
            <text:p>1.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00000000/1200000020</text:p>
          </table:table-cell>
          <table:table-cell table:style-name="ce2" office:value-type="string" calcext:value-type="string">
            <text:p>std::vector&lt;RingElement*, std::allocator&lt;RingElement*&gt; &gt;::operator[](unsigned long)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6" office:value-type="float" office:value="1.23" calcext:value-type="float">
            <text:p>1.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400000000/400000000</text:p>
          </table:table-cell>
          <table:table-cell table:style-name="ce2" office:value-type="string" calcext:value-type="string">
            <text:p>Drift::pass(double (&amp;) [6])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6" office:value-type="float" office:value="1.11" calcext:value-type="float">
            <text:p>1.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400000000/400000000</text:p>
          </table:table-cell>
          <table:table-cell table:style-name="ce2" office:value-type="string" calcext:value-type="string">
            <text:p>Quadrupole::pass(double (&amp;) [6])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6" office:value-type="float" office:value="0.92" calcext:value-type="float">
            <text:p>0.9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00000000/200000000</text:p>
          </table:table-cell>
          <table:table-cell table:style-name="ce2" office:value-type="string" calcext:value-type="string">
            <text:p>Sextupole::pass(double (&amp;) [6])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000000000/1000000000</text:p>
          </table:table-cell>
          <table:table-cell table:style-name="ce2" office:value-type="string" calcext:value-type="string">
            <text:p>std::vector&lt;RingElement*, std::allocator&lt;RingElement*&gt; &gt;::operator[](unsigned long)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5" table:number-rows-spanned="17">
            <text:p>    for(unsigned int i = 0; i &lt; N_POINTS_X; ++i) {</text:p>
            <text:p>      for(unsigned int j = 0; j &lt; N_POINTS_Y; ++j) {</text:p>
            <text:p/>
            <text:p>        double posx = x[0] + i*(x[1] - x[0])/(N_POINTS_X - 1);</text:p>
            <text:p>        double posy = y[0] + j*(y[1] - y[0])/(N_POINTS_Y - 1);</text:p>
            <text:p/>
            <text:p>        int index = i * N_POINTS_X + j;</text:p>
            <text:p/>
            <text:p>        this-&gt;result_set[index][0] = posx;</text:p>
            <text:p>        this-&gt;result_set[index][2] = posy;</text:p>
            <text:p>        this-&gt;result_set[index][1] = this-&gt;result_set[index][3] = this-&gt;result_set[index][4] = this-&gt;result_set[index][5] = 0;</text:p>
            <text:p/>
            <text:p>        for(unsigned int i = 0; i &lt; this-&gt;turns; ++i) {</text:p>
            <text:p>        this-&gt;performOneTurn(this-&gt;result_set[index]);</text:p>
            <text:p>        }</text:p>
            <text:p>    }</text:p>
          </table:table-cell>
          <table:covered-table-cell table:number-columns-repeated="4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>
          <table:covered-table-cell table:number-columns-repeated="4"/>
          <table:covered-table-cell table:style-name="Default"/>
          <table:table-cell table:number-columns-repeated="1019"/>
        </table:table-row>
        <table:table-row table:style-name="ro1">
          <table:covered-table-cell table:number-columns-repeated="4"/>
          <table:covered-table-cell table:style-name="Default"/>
          <table:table-cell table:number-columns-repeated="1019"/>
        </table:table-row>
        <table:table-row table:style-name="ro1">
          <table:covered-table-cell table:number-columns-repeated="4"/>
          <table:covered-table-cell table:style-name="Default"/>
          <table:table-cell table:number-columns-repeated="1019"/>
        </table:table-row>
        <table:table-row table:style-name="ro1">
          <table:covered-table-cell table:number-columns-repeated="4"/>
          <table:covered-table-cell table:style-name="Default"/>
          <table:table-cell table:number-columns-repeated="1019"/>
        </table:table-row>
        <table:table-row table:style-name="ro1">
          <table:covered-table-cell table:number-columns-repeated="4"/>
          <table:covered-table-cell table:style-name="Default"/>
          <table:table-cell table:number-columns-repeated="1019"/>
        </table:table-row>
        <table:table-row table:style-name="ro1">
          <table:covered-table-cell table:number-columns-repeated="4"/>
          <table:covered-table-cell table:style-name="Default"/>
          <table:table-cell table:number-columns-repeated="1019"/>
        </table:table-row>
        <table:table-row table:style-name="ro1">
          <table:covered-table-cell table:number-columns-repeated="4"/>
          <table:covered-table-cell table:style-name="Default"/>
          <table:table-cell table:number-columns-repeated="1019"/>
        </table:table-row>
        <table:table-row table:style-name="ro1">
          <table:covered-table-cell table:number-columns-repeated="4"/>
          <table:covered-table-cell table:style-name="Default"/>
          <table:table-cell table:number-columns-repeated="1019"/>
        </table:table-row>
        <table:table-row table:style-name="ro1">
          <table:covered-table-cell table:number-columns-repeated="4"/>
          <table:covered-table-cell table:style-name="Default"/>
          <table:table-cell table:number-columns-repeated="1019"/>
        </table:table-row>
        <table:table-row table:style-name="ro1">
          <table:covered-table-cell table:number-columns-repeated="4"/>
          <table:covered-table-cell table:style-name="Default"/>
          <table:table-cell table:number-columns-repeated="1019"/>
        </table:table-row>
        <table:table-row table:style-name="ro1">
          <table:covered-table-cell table:number-columns-repeated="4"/>
          <table:covered-table-cell table:style-name="Default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 Parciais" table:style-name="ta1">
        <table:shapes>
          <draw:frame draw:z-index="0" draw:style-name="gr1" draw:text-style-name="P1" svg:width="556.78pt" svg:height="313.2pt" svg:x="0pt" svg:y="77.56pt">
            <loext:p draw:notify-on-update-of-ranges="'Resultados Parciais'.D2:'Resultados Parciais'.D5 'Resultados Parciais'.E1:'Resultados Parciais'.E1 'Resultados Parciais'.E2:'Resultados Parciais'.E5 'Resultados Parciais'.F1:'Resultados Parciais'.F1 'Resultados Parciais'.F2:'Resultados Parciais'.F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6" table:number-columns-repeated="2" table:default-cell-style-name="ce6"/>
        <table:table-column table:style-name="co11" table:default-cell-style-name="ce6"/>
        <table:table-column table:style-name="co6" table:number-columns-repeated="1015" table:default-cell-style-name="ce11"/>
        <table:table-row table:style-name="ro1">
          <table:table-cell table:style-name="ce7" office:value-type="string" calcext:value-type="string">
            <text:p># Elements</text:p>
          </table:table-cell>
          <table:table-cell table:style-name="ce7" office:value-type="string" calcext:value-type="string">
            <text:p># Turns</text:p>
          </table:table-cell>
          <table:table-cell table:style-name="ce7" office:value-type="string" calcext:value-type="string">
            <text:p># Initial Conditions</text:p>
          </table:table-cell>
          <table:table-cell table:style-name="ce7" office:value-type="string" calcext:value-type="string">
            <text:p># Iterations</text:p>
          </table:table-cell>
          <table:table-cell table:style-name="ce7" office:value-type="string" calcext:value-type="string">
            <text:p>t_serial (s)</text:p>
          </table:table-cell>
          <table:table-cell table:style-name="ce7" office:value-type="string" calcext:value-type="string">
            <text:p>t_cuda (s)</text:p>
          </table:table-cell>
          <table:table-cell table:style-name="ce7" office:value-type="string" calcext:value-type="string">
            <text:p>speedup</text:p>
          </table:table-cell>
          <table:table-cell table:number-columns-repeated="10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formula="of:=[.A2]*[.B2]*[.C2]" office:value-type="float" office:value="1000000000" calcext:value-type="float">
            <text:p>1000000000</text:p>
          </table:table-cell>
          <table:table-cell office:value-type="float" office:value="17.5783" calcext:value-type="float">
            <text:p>17.5783</text:p>
          </table:table-cell>
          <table:table-cell office:value-type="float" office:value="0.691043" calcext:value-type="float">
            <text:p>0.691043</text:p>
          </table:table-cell>
          <table:table-cell table:formula="of:=[.E2]/[.F2]" office:value-type="float" office:value="25.437346156462" calcext:value-type="float">
            <text:p>25.437346156462</text:p>
          </table:table-cell>
          <table:table-cell table:number-columns-repeated="10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[.A3]*[.B3]*[.C3]" office:value-type="float" office:value="10000000000" calcext:value-type="float">
            <text:p>10000000000</text:p>
          </table:table-cell>
          <table:table-cell office:value-type="float" office:value="183.194" calcext:value-type="float">
            <text:p>183.194</text:p>
          </table:table-cell>
          <table:table-cell office:value-type="float" office:value="6.85963" calcext:value-type="float">
            <text:p>6.85963</text:p>
          </table:table-cell>
          <table:table-cell table:formula="of:=[.E3]/[.F3]" office:value-type="float" office:value="26.7061051397816" calcext:value-type="float">
            <text:p>26.7061051397816</text:p>
          </table:table-cell>
          <table:table-cell table:number-columns-repeated="10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[.A4]*[.B4]*[.C4]" office:value-type="float" office:value="100000000000" calcext:value-type="float">
            <text:p>100000000000</text:p>
          </table:table-cell>
          <table:table-cell office:value-type="float" office:value="1821.12" calcext:value-type="float">
            <text:p>1821.12</text:p>
          </table:table-cell>
          <table:table-cell office:value-type="float" office:value="68.5417" calcext:value-type="float">
            <text:p>68.5417</text:p>
          </table:table-cell>
          <table:table-cell table:formula="of:=[.E4]/[.F4]" office:value-type="float" office:value="26.569518993547" calcext:value-type="float">
            <text:p>26.569518993547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table:formula="of:=[.A5]*[.B5]*[.C5]" office:value-type="float" office:value="1000000000000" calcext:value-type="float">
            <text:p>1000000000000</text:p>
          </table:table-cell>
          <table:table-cell office:value-type="float" office:value="18325.5" calcext:value-type="float">
            <text:p>18325.5</text:p>
          </table:table-cell>
          <table:table-cell office:value-type="float" office:value="658.479" calcext:value-type="float">
            <text:p>658.479</text:p>
          </table:table-cell>
          <table:table-cell table:formula="of:=[.E5]/[.F5]" office:value-type="float" office:value="27.8300446939082" calcext:value-type="float">
            <text:p>27.8300446939082</text:p>
          </table:table-cell>
          <table:table-cell table:style-name="Default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Light" svg:font-family="'Source Code Pro Light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 style:data-style-name="N2" text:time-value="21:04:51.986468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8:50:50.830740140</meta:creation-date>
    <dc:date>2017-05-27T21:31:15.628853048</dc:date>
    <meta:editing-duration>PT2H4M50S</meta:editing-duration>
    <meta:editing-cycles>16</meta:editing-cycles>
    <meta:generator>LibreOffice/5.2.6.2$Linux_X86_64 LibreOffice_project/20m0$Build-2</meta:generator>
    <meta:document-statistic meta:table-count="2" meta:cell-count="1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643cm" svg:height="11.05cm" xlink:href=".." xlink:type="simple" chart:class="chart:bar" chart:style-name="ch1">
        <chart:title svg:x="3.639cm" svg:y="0.357cm" chart:style-name="ch2">
          <text:p>Tempo de execução em função do número de iterações</text:p>
        </chart:title>
        <chart:legend chart:legend-position="end" svg:x="17.062cm" svg:y="4.977cm" style:legend-expansion="high" chart:style-name="ch3"/>
        <chart:plot-area chart:style-name="ch4" table:cell-range-address="'Resultados Parciais'.D1:'Resultados Parciais'.F5" chart:data-source-has-labels="both" svg:x="1.403cm" svg:y="1.383cm" svg:width="15.267cm" svg:height="8.465cm">
          <chartooo:coordinate-region svg:x="2.924cm" svg:y="1.582cm" svg:width="13.746cm" svg:height="7.619cm"/>
          <chart:axis chart:dimension="x" chart:name="primary-x" chart:style-name="ch5" chartooo:axis-type="auto">
            <chartooo:date-scale/>
            <chart:title svg:x="7.338cm" svg:y="10.069cm" chart:style-name="ch6">
              <text:p>Número de iterações</text:p>
            </chart:title>
            <chart:categories table:cell-range-address="'Resultados Parciais'.D2:'Resultados Parciais'.D5"/>
            <chart:grid chart:style-name="ch7" chart:class="major"/>
          </chart:axis>
          <chart:axis chart:dimension="y" chart:name="primary-y" chart:style-name="ch8">
            <chart:title svg:x="0.451cm" svg:y="7.471cm" chart:style-name="ch9">
              <text:p>Tempo de execução (s)</text:p>
            </chart:title>
            <chart:grid chart:style-name="ch7" chart:class="major"/>
          </chart:axis>
          <chart:series chart:style-name="ch10" chart:values-cell-range-address="'Resultados Parciais'.E2:'Resultados Parciais'.E5" chart:label-cell-address="'Resultados Parciais'.E1:'Resultados Parciais'.E1" chart:class="chart:bar">
            <chart:data-point chart:repeated="4"/>
          </chart:series>
          <chart:series chart:style-name="ch11" chart:values-cell-range-address="'Resultados Parciais'.F2:'Resultados Parciais'.F5" chart:label-cell-address="'Resultados Parciais'.F1:'Resultados Parciais'.F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erial (s)</text:p>
                <draw:g>
                  <svg:desc>'Resultados Parciais'.E1:'Resultados Parciais'.E1</svg:desc>
                </draw:g>
              </table:table-cell>
              <table:table-cell office:value-type="string">
                <text:p>t_cuda (s)</text:p>
                <draw:g>
                  <svg:desc>'Resultados Parciais'.F1:'Resultados Parciais'.F1</svg:desc>
                </draw:g>
              </table:table-cell>
            </table:table-row>
          </table:table-header-rows>
          <table:table-rows>
            <table:table-row>
              <table:table-cell office:value-type="float" office:value="1000000000">
                <text:p>1000000000</text:p>
                <draw:g>
                  <svg:desc>'Resultados Parciais'.D2:'Resultados Parciais'.D5</svg:desc>
                </draw:g>
              </table:table-cell>
              <table:table-cell office:value-type="float" office:value="17.5783">
                <text:p>17.5783</text:p>
                <draw:g>
                  <svg:desc>'Resultados Parciais'.E2:'Resultados Parciais'.E5</svg:desc>
                </draw:g>
              </table:table-cell>
              <table:table-cell office:value-type="float" office:value="0.691043">
                <text:p>0.691043</text:p>
                <draw:g>
                  <svg:desc>'Resultados Parciais'.F2:'Resultados Parciais'.F5</svg:desc>
                </draw:g>
              </table:table-cell>
            </table:table-row>
            <table:table-row>
              <table:table-cell office:value-type="float" office:value="10000000000">
                <text:p>10000000000</text:p>
              </table:table-cell>
              <table:table-cell office:value-type="float" office:value="183.194">
                <text:p>183.194</text:p>
              </table:table-cell>
              <table:table-cell office:value-type="float" office:value="6.85963">
                <text:p>6.85963</text:p>
              </table:table-cell>
            </table:table-row>
            <table:table-row>
              <table:table-cell office:value-type="float" office:value="100000000000">
                <text:p>100000000000</text:p>
              </table:table-cell>
              <table:table-cell office:value-type="float" office:value="1821.12">
                <text:p>1821.12</text:p>
              </table:table-cell>
              <table:table-cell office:value-type="float" office:value="68.5417">
                <text:p>68.5417</text:p>
              </table:table-cell>
            </table:table-row>
            <table:table-row>
              <table:table-cell office:value-type="float" office:value="1000000000000">
                <text:p>1000000000000</text:p>
              </table:table-cell>
              <table:table-cell office:value-type="float" office:value="18325.5">
                <text:p>18325.5</text:p>
              </table:table-cell>
              <table:table-cell office:value-type="float" office:value="658.479">
                <text:p>658.4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